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MParser.endAttlis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OMParser.endGeneralEntity( String name , Augmentations augs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41">
            <text:p text:style-name="Table_20_Contents">41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AbstractDOMParser.getDocum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Parser.externalEntityDecl( String name , XMLResourceIdentifier identifier , Augmentations aug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bstractDOMParser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Parser.doctypeDecl( String rootElement , String publicId , String systemId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OMParser.endExternalSubse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Parser.AbstractDOMParser( XMLPars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ort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bstractDOMParser.comment( XMLString text , Augmentations au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bstractDOMParser.createAttrNode( QName attr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DOMParser.textDecl( String version , String encoding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DOMParser.setDocumentClassName( String documentClass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DOMParser.endDocument(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DOMParser.characters( XMLString text , Augmentations aug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AbstractDOMPars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Parser.ignored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OMParser.handleBaseURI( Node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DOMParser.endCDATA( Augmentations au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DOMParser.startDocument( XMLLocator locator , String encoding , NamespaceContext namespaceContext , Augmentations au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AbstractDOMParser.startElement( QName element , XMLAttributes attributes , Augmentations augs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AbstractDOMParser.startDTD( XMLLocator locator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DOMParser.startAttlist( String element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OMParser.xmlDecl( String version , String encoding , String standalone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DOMParser.processingInstruction( String target , XMLString data , Augmentations au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AbstractDOMParser.startCDATA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OMParser.endConditional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OMParser.endElement( QName element , Augmentations aug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AbstractDOMParser.endParameterEntity( String 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OMParser.startParameterEntity( String name , XMLResourceIdentifier identifier , String encoding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DOMParser.elementDecl( String name , String contentModel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DOMPars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Parser.createElementNode( QName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DOMPars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Parser.startGeneralEntity( String name , XMLResourceIdentifier identifier , String encoding , Augmentations au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bstractDOM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DOMParser.unparsedEntityDecl( String name , XMLResourceIdentifier identifier , String notation , Augmentations au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AbstractDOMParser.setCharacterData( boolean sawCha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DOMParser.attributeDecl( String elementName , String attributeName , String type , String [ ] enumeration , String defaultType , XMLString defaultValue , XMLString nonNormalizedDefaultValue , Augmentations aug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AbstractDOMParser.handleBaseURI( int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ort.fillI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Parser.startExternalSubset( XMLResourceIdentifier identifier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OMParser.endDTD( Augmentations au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DOMParser.startConditional( short typ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OMParser.dropDocumen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OMParser.internalEntityDecl( String name , XMLString text , XMLString nonNormalizedText , Augmentations au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bstractDOMParser.ignorableWhitespace( XMLString text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DOMParser.notationDecl( String name , XMLResourceIdentifier identifier , Augmentations au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